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 fo:border="0.002cm solid #000000"/>
      <style:text-properties fo:color="#000000"/>
    </style:style>
    <style:style style:name="ce6" style:family="table-cell" style:parent-style-name="Default">
      <style:table-cell-properties fo:background-color="#00ffff" fo:border="0.002cm solid #000000"/>
    </style:style>
    <style:style style:name="ce7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u MLP avec Haarcascade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e l'arbre de décision avec Haarcascade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e l'arbre de décision, nouveau corpus, haarcascade et seuil.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u MLP, nouveau corpus, haarcascade et seuil.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5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8">
            <text:p>18</text:p>
          </table:table-cell>
        </table:table-row>
        <table:table-row table:style-name="ro1" table:number-rows-repeated="14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DIV8 MLP Dernier Corpus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6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Feuille1.K89" table:end-x="1.762cm" table:end-y="0.451cm" draw:z-index="0" draw:style-name="gr1" svg:width="12.447cm" svg:height="8.601cm" svg:x="0.606cm" svg:y="0.398cm">
              <draw:object draw:notify-on-update-of-ranges="Feuille1.B72:Feuille1.B86 Feuille1.C71:Feuille1.C71 Feuille1.C72:Feuille1.C8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ille Img</text:p>
          </table:table-cell>
          <table:table-cell office:value-type="string">
            <text:p>Bien Classé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.9">
            <text:p>28,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.5">
            <text:p>41,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2.77">
            <text:p>42,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3.61">
            <text:p>53,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7.83">
            <text:p>57,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0.24">
            <text:p>60,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5.0888">
            <text:p>65,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2.1302">
            <text:p>62,1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7.4556">
            <text:p>67,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67.4556">
            <text:p>67,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7.4556">
            <text:p>67,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5.6805">
            <text:p>65,6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8.0473">
            <text:p>68,0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69.8225">
            <text:p>69,8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3.2353">
            <text:p>63,2353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12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Lupinski</meta:initial-creator>
    <meta:creation-date>2011-04-23T14:59:28</meta:creation-date>
    <dc:date>2011-05-04T12:59:30</dc:date>
    <dc:creator>Nicolas Lupinski</dc:creator>
    <meta:editing-duration>PT02H03M05S</meta:editing-duration>
    <meta:editing-cycles>4</meta:editing-cycles>
    <meta:generator>OpenOffice.org/3.2$Linux OpenOffice.org_project/320m19$Build-9505</meta:generator>
    <meta:document-statistic meta:table-count="3" meta:cell-count="3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8cm" svg:height="8.602cm" xlink:href=".." chart:class="chart:bar" chart:style-name="ch1">
        <chart:title svg:x="1.726cm" svg:y="0.173cm" chart:style-name="ch2">
          <text:p>Taux de classifications en fonction de la taille</text:p>
        </chart:title>
        <chart:legend chart:legend-position="end" svg:x="10.015cm" svg:y="4.019cm" chart:style-name="ch3"/>
        <chart:plot-area chart:style-name="ch4" table:cell-range-address="Feuille1.B71:Feuille1.C86" chart:data-source-has-labels="both" svg:x="0.248cm" svg:y="0.848cm" svg:width="9.52cm" svg:height="7.41cm">
          <chart:axis chart:dimension="x" chart:name="primary-x" chart:style-name="ch5">
            <chart:categories table:cell-range-address="Feuille1.B72:Feuille1.B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72:Feuille1.C86" chart:label-cell-address="Feuille1.C71:Feuille1.C7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C71:Feuille1.C71">Bien Classé</text:p>
              </table:table-cell>
            </table:table-row>
          </table:table-header-rows>
          <table:table-rows>
            <table:table-row>
              <table:table-cell office:value-type="string">
                <text:p text:id="Feuille1.B72:Feuille1.B86">2</text:p>
              </table:table-cell>
              <table:table-cell office:value-type="float" office:value="28.9">
                <text:p text:id="Feuille1.C72:Feuille1.C86">2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4">
                <text:p>6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0888">
                <text:p>65.0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1302">
                <text:p>62.1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6805">
                <text:p>65.6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0473">
                <text:p>68.0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.8225">
                <text:p>69.8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2353">
                <text:p>63.2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